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-asian="標楷體"/>
    </style:style>
    <style:style style:name="P2" style:family="paragraph" style:parent-style-name="Standard" style:list-style-name="L2">
      <style:text-properties style:font-name-asian="標楷體"/>
    </style:style>
    <style:style style:name="P3" style:family="paragraph" style:parent-style-name="Standard" style:list-style-name="L4">
      <style:text-properties style:font-name-asian="標楷體"/>
    </style:style>
    <style:style style:name="P4" style:family="paragraph" style:parent-style-name="Standard" style:list-style-name="L5">
      <style:text-properties style:font-name-asian="標楷體"/>
    </style:style>
    <style:style style:name="T1" style:family="text">
      <style:text-properties officeooo:rsid="0009f21d"/>
    </style:style>
    <style:style style:name="T2" style:family="text">
      <style:text-properties style:font-name="Segoe Script"/>
    </style:style>
    <style:style style:name="T3" style:family="text">
      <style:text-properties style:font-name="Segoe Script" officeooo:rsid="0009f21d"/>
    </style:style>
    <style:style style:name="T4" style:family="text">
      <style:text-properties style:font-name="Segoe Script" fo:font-weight="bold" officeooo:rsid="0009f21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27923698" text:style-name="L1">
        <text:list-item>
          <text:p text:style-name="P1"><text:span text:style-name="T5">永續發展目標</text:span><text:span text:style-name="T2">(Sustainable Development Goals,</text:span><text:span text:style-name="T3">SDGs</text:span><text:span text:style-name="T2">)</text:span><text:span text:style-name="T3">是由</text:span><text:span text:style-name="T4">千禧年發展目標</text:span><text:span text:style-name="T3">(Millennium Development Goals,MDGs)所演變而來的。</text:span></text:p>
        </text:list-item>
        <text:list-item>
          <text:p text:style-name="P1"><text:span text:style-name="T3">千禧年發展目標：</text:span></text:p>
        </text:list-item>
      </text:list>
      <text:list xml:id="list4221058326" text:style-name="L2">
        <text:list-item>
          <text:p text:style-name="P2"><text:span text:style-name="T3">消滅極端貧窮和飢餓</text:span></text:p>
        </text:list-item>
        <text:list-item>
          <text:p text:style-name="P2"><text:span text:style-name="T3">實現普及初等教育</text:span></text:p>
        </text:list-item>
        <text:list-item>
          <text:p text:style-name="P2"><text:span text:style-name="T3">促進性別平等並賦予婦女權力</text:span></text:p>
        </text:list-item>
        <text:list-item>
          <text:p text:style-name="P2"><text:span text:style-name="T3">降低兒童死亡率</text:span></text:p>
        </text:list-item>
        <text:list-item>
          <text:p text:style-name="P2"><text:span text:style-name="T3">改善產婦保健</text:span></text:p>
        </text:list-item>
        <text:list-item>
          <text:p text:style-name="P2"><text:span text:style-name="T3">與愛滋病毒/愛滋病、瘧疾以及其他疾病對抗</text:span></text:p>
        </text:list-item>
        <text:list-item>
          <text:p text:style-name="P2"><text:span text:style-name="T3">確保環境的永續性</text:span></text:p>
        </text:list-item>
        <text:list-item>
          <text:p text:style-name="P2"><text:span text:style-name="T3">全球合作促進發展</text:span></text:p>
        </text:list-item>
      </text:list>
      <text:list xml:id="list560390343" text:style-name="L4">
        <text:list-item>
          <text:p text:style-name="P3"><text:span text:style-name="T3">永續發展目標：</text:span></text:p>
        </text:list-item>
      </text:list>
      <text:list xml:id="list2187580722" text:style-name="L5">
        <text:list-item>
          <text:p text:style-name="P4"><text:span text:style-name="T3">消除各地一切形式的貧窮</text:span></text:p>
        </text:list-item>
        <text:list-item>
          <text:p text:style-name="P4"><text:span text:style-name="T3">消除飢餓，達成糧食安全，改善營養及促進永續農業</text:span></text:p>
        </text:list-item>
        <text:list-item>
          <text:p text:style-name="P4"><text:span text:style-name="T3">確保健康及促進各年齡層的福祉</text:span></text:p>
        </text:list-item>
        <text:list-item>
          <text:p text:style-name="P4"><text:span text:style-name="T3">確保有教無類、公平以及高品質的教育，及提倡終身學習</text:span></text:p>
        </text:list-item>
        <text:list-item>
          <text:p text:style-name="P4"><text:span text:style-name="T3">實現男女平等，並賦予婦女權力</text:span></text:p>
        </text:list-item>
        <text:list-item>
          <text:p text:style-name="P4"><text:span text:style-name="T3">確保所有人都能享有水及衛生及其永續管理</text:span></text:p>
        </text:list-item>
        <text:list-item>
          <text:p text:style-name="P4"><text:span text:style-name="T3">確保所有的人都可取得負擔得起、可靠的、永續的，及現代的能源</text:span></text:p>
        </text:list-item>
        <text:list-item>
          <text:p text:style-name="P4"><text:span text:style-name="T3">促進包容且永續的經濟成長，達到全面且有生產力的就業，讓每一個人都有一份好工作</text:span></text:p>
        </text:list-item>
        <text:list-item>
          <text:p text:style-name="P4"><text:span text:style-name="T3">建立具有韌性的基礎建設，促進包容且永續的產業發展，並加速創新</text:span></text:p>
        </text:list-item>
        <text:list-item>
          <text:p text:style-name="P4"><text:span text:style-name="T3">減少國內及國家間不平等</text:span></text:p>
        </text:list-item>
        <text:list-item>
          <text:p text:style-name="P4"><text:span text:style-name="T3">促使城市與人類居住具包容、安全、韌性及永續性</text:span></text:p>
        </text:list-item>
        <text:list-item>
          <text:p text:style-name="P4"><text:span text:style-name="T3">確保永續消費及生產模式</text:span></text:p>
        </text:list-item>
        <text:list-item>
          <text:p text:style-name="P4"><text:span text:style-name="T3">採取緊急措施以因應氣候變遷及其影響</text:span></text:p>
        </text:list-item>
        <text:list-item>
          <text:p text:style-name="P4"><text:span text:style-name="T3">保育及永續利用海洋與海洋資源，以確保永續發展</text:span></text:p>
        </text:list-item>
        <text:list-item>
          <text:p text:style-name="P4"><text:span text:style-name="T3">保護、維護及促進陸域生態系統的永續使用，永續的管理森林，對抗沙漠化，終止及逆轉土地劣化，並遏止生物多樣性的喪失</text:span></text:p>
        </text:list-item>
        <text:list-item>
          <text:p text:style-name="P4"><text:span text:style-name="T3">促進和平且包容的社會，以落實永續發展；提供司法管道給所有人；在所有階層建立有效的、負責的且包容的制度</text:span></text:p>
        </text:list-item>
        <text:list-item>
          <text:p text:style-name="P4"><text:span text:style-name="T3">強化永續發展執行方法及活化永續發展全球夥伴關係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06:25:57.849000000</meta:creation-date>
    <dc:date>2022-10-14T06:43:56.871000000</dc:date>
    <meta:editing-duration>PT17M58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28" meta:word-count="564" meta:character-count="662" meta:non-whitespace-character-count="658"/>
  </office:meta>
</office:document-meta>
</file>